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ifting the meaning: Deleterious language, not towards the audience, rather, towards the argument/essay</text:p>
      <text:p text:style-name="Standard">Remove things in parenthesis' and – ... –</text:p>
      <text:p text:style-name="Standard">Look at each paragraph separatel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30T15:37:54.41</meta:creation-date>
    <meta:document-statistic meta:table-count="0" meta:image-count="0" meta:object-count="0" meta:page-count="1" meta:paragraph-count="3" meta:word-count="26" meta:character-count="179"/>
    <dc:date>2017-10-30T15:44:16.49</dc:date>
    <dc:creator>Timothy Cayer</dc:creator>
    <meta:editing-duration>PT6M22S</meta:editing-duration>
    <meta:editing-cycles>1</meta:editing-cycles>
    <meta:generator>OpenOffice/4.1.3$Win32 OpenOffice.org_project/413m1$Build-9783</meta:generator>
  </office:meta>
</office:document-meta>
</file>